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0BFC40C4312FFB32508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TeX Gyre DejaVu Math" svg:font-family="'TeX Gyre DejaVu Math'" style:font-pitch="variable"/>
    <style:font-face style:name="TeX Gyre DejaVu Math1" svg:font-family="'TeX Gyre DejaVu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9cm" fo:min-width="2.156cm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a1467e" draw:fill-color="#800080" draw:textarea-horizontal-align="justify" draw:textarea-vertical-align="middle" draw:auto-grow-height="false" fo:min-height="0.332cm" fo:min-width="4.445cm"/>
      <style:paragraph-properties style:writing-mode="lr-tb"/>
    </style:style>
    <style:style style:name="gr5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2.3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1.49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067cm" fo:min-width="2.04cm"/>
      <style:paragraph-properties style:writing-mode="lr-tb"/>
    </style:style>
    <style:style style:name="gr10" style:family="graphic" style:parent-style-name="standard">
      <style:graphic-properties draw:fill-color="#acb20c" draw:textarea-horizontal-align="justify" draw:textarea-vertical-align="middle" draw:auto-grow-height="false" fo:min-height="0.067cm" fo:min-width="2.0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67cm" fo:min-width="2.04cm"/>
      <style:paragraph-properties style:writing-mode="lr-tb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067cm" fo:min-width="2.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objectwithoutfill">
      <style:graphic-properties draw:stroke="solid" draw:stroke-dash="Double_20_Dash_20_Dot"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fill-color="#acb20c" draw:textarea-horizontal-align="justify" draw:textarea-vertical-align="middle" draw:auto-grow-height="false" fo:min-height="0.067cm" fo:min-width="2.04cm" draw:shadow="hidden"/>
      <style:paragraph-properties style:writing-mode="lr-tb"/>
    </style:style>
    <style:style style:name="gr18" style:family="graphic" style:parent-style-name="standard">
      <style:graphic-properties draw:fill="solid" draw:fill-color="#fd6b74" draw:opacity="100%" draw:textarea-horizontal-align="justify" draw:textarea-vertical-align="middle" draw:auto-grow-height="false" fo:min-height="0.067cm" fo:min-width="2.04cm" loext:glow-radius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5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6cm" fo:min-width="2.511cm"/>
      <style:paragraph-properties style:writing-mode="lr-tb"/>
    </style:style>
    <style:style style:name="gr21" style:family="graphic" style:parent-style-name="standard">
      <style:graphic-properties draw:fill-color="#ff00ff" draw:textarea-horizontal-align="justify" draw:textarea-vertical-align="middle" draw:auto-grow-height="false" fo:min-height="0.067cm" fo:min-width="2.04cm"/>
      <style:paragraph-properties style:writing-mode="lr-tb"/>
    </style:style>
    <style:style style:name="gr22" style:family="graphic" style:parent-style-name="standard">
      <style:graphic-properties draw:fill-color="#ff8000" draw:textarea-horizontal-align="justify" draw:textarea-vertical-align="middle" draw:auto-grow-height="false" fo:min-height="0.485cm" fo:min-width="0.5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10pt"/>
    </style:style>
    <style:style style:name="P4" style:family="paragraph">
      <style:paragraph-properties fo:text-align="center" style:writing-mode="lr-tb"/>
      <style:text-properties fo:color="#000000" loext:opacity="100%" style:font-name="Liberation Sans3" fo:font-size="8pt"/>
    </style:style>
    <style:style style:name="P5" style:family="paragraph">
      <loext:graphic-properties draw:fill-color="#800080"/>
      <style:paragraph-properties fo:text-align="center" style:writing-mode="lr-tb"/>
      <style:text-properties fo:color="#000000" loext:opacity="100%" style:font-name="Liberation Sans3" fo:font-size="8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text-properties fo:font-size="4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3" fo:font-size="4pt" style:font-size-asian="18pt" style:font-size-complex="18pt"/>
    </style:style>
    <style:style style:name="P9" style:family="paragraph">
      <style:paragraph-properties fo:text-align="center" style:writing-mode="lr-tb"/>
      <style:text-properties fo:font-size="6pt" style:font-size-asian="18pt" style:font-size-complex="18pt"/>
    </style:style>
    <style:style style:name="P10" style:family="paragraph">
      <loext:graphic-properties draw:fill-color="#00a933"/>
      <style:paragraph-properties fo:text-align="center" style:writing-mode="lr-tb"/>
      <style:text-properties fo:font-size="6pt" style:font-size-asian="18pt" style:font-size-complex="18pt"/>
    </style:style>
    <style:style style:name="P11" style:family="paragraph">
      <loext:graphic-properties draw:fill-color="#acb20c"/>
      <style:paragraph-properties fo:text-align="center" style:writing-mode="lr-tb"/>
      <style:text-properties fo:font-size="6pt" style:font-size-asian="18pt" style:font-size-complex="18pt"/>
    </style:style>
    <style:style style:name="P12" style:family="paragraph">
      <loext:graphic-properties draw:fill-color="#ff8000"/>
      <style:paragraph-properties fo:text-align="center" style:writing-mode="lr-tb"/>
      <style:text-properties fo:font-size="6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6pt" style:font-size-asian="18pt" style:font-size-complex="18pt"/>
    </style:style>
    <style:style style:name="P16" style:family="paragraph">
      <style:paragraph-properties fo:text-align="center" style:writing-mode="lr-tb"/>
      <style:text-properties fo:color="#000000" loext:opacity="100%" fo:font-size="6pt" style:font-size-asian="18pt" style:font-size-complex="18pt"/>
    </style:style>
    <style:style style:name="P17" style:family="paragraph">
      <loext:graphic-properties draw:fill="solid" draw:fill-color="#fd6b74" draw:opacity="100%"/>
      <style:paragraph-properties fo:text-align="center" style:writing-mode="lr-tb"/>
      <style:text-properties fo:color="#000000" loext:opacity="100%" fo:font-size="6pt" style:font-size-asian="18pt" style:font-size-complex="18pt"/>
    </style:style>
    <style:style style:name="P18" style:family="paragraph">
      <loext:graphic-properties draw:fill-color="#ff00ff"/>
      <style:paragraph-properties fo:text-align="center" style:writing-mode="lr-tb"/>
      <style:text-properties fo:font-size="6pt" style:font-size-asian="18pt" style:font-size-complex="18pt"/>
    </style:style>
    <style:style style:name="P19" style:family="paragraph">
      <loext:graphic-properties draw:fill-color="#ff8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3" fo:font-size="10pt" style:font-size-asian="18pt" style:font-size-complex="18pt"/>
    </style:style>
    <style:style style:name="T1" style:family="text">
      <style:text-properties style:font-name="Liberation Sans3" fo:font-size="8pt" style:font-size-asian="18pt" style:font-size-complex="18pt"/>
    </style:style>
    <style:style style:name="T2" style:family="text">
      <style:text-properties fo:font-size="10pt"/>
    </style:style>
    <style:style style:name="T3" style:family="text">
      <style:text-properties fo:color="#000000" loext:opacity="100%" style:font-name="Liberation Sans3" fo:font-size="8pt" style:font-size-asian="18pt" style:font-size-complex="18pt"/>
    </style:style>
    <style:style style:name="T4" style:family="text">
      <style:text-properties fo:color="#000000" loext:opacity="100%" style:font-name="Liberation Sans3" fo:font-size="8pt"/>
    </style:style>
    <style:style style:name="T5" style:family="text">
      <style:text-properties style:font-name="Liberation Sans3" fo:font-size="6pt" fo:language="en" fo:country="US" style:font-size-asian="18pt" style:font-size-complex="18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9pt" style:font-size-asian="18pt" style:font-size-complex="18pt"/>
    </style:style>
    <style:style style:name="T8" style:family="text">
      <style:text-properties fo:color="#000000" loext:opacity="100%" fo:font-size="6pt" style:font-size-asian="18pt" style:font-size-complex="18pt"/>
    </style:style>
    <style:style style:name="T9" style:family="text">
      <style:text-properties style:font-name="Liberation Sans3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1cm" svg:height="0.635cm" svg:x="14.117cm" svg:y="8.643cm">
          <draw:image xlink:href="Pictures/10000000000003E8000000BFC40C4312FFB32508.jpg" xlink:type="simple" xlink:show="embed" xlink:actuate="onLoad" draw:mime-type="image/jpeg">
            <text:p/>
          </draw:image>
        </draw:frame>
        <draw:custom-shape draw:style-name="gr2" draw:text-style-name="P2" draw:layer="layout" svg:width="2.656cm" svg:height="0.84cm" svg:x="15.047cm" svg:y="8.55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69cm" svg:y1="9.82cm" svg:x2="18.182cm" svg:y2="9.82cm">
          <text:p text:style-name="P2"><text:span text:style-name="T1">Time</text:span></text:p>
          <text:p text:style-name="P2"><text:span text:style-name="T2"/></text:p>
        </draw:line>
        <draw:custom-shape draw:style-name="gr4" draw:text-style-name="P5" draw:layer="layout" svg:width="4.945cm" svg:height="0.582cm" svg:x="13.835cm" svg:y="7.02cm">
          <text:p text:style-name="P4"><text:span text:style-name="T3">Video</text:span><text:span text:style-name="T4"> Swin Transform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177cm" svg:y1="8.537cm" svg:x2="17.165cm" svg:y2="7.685cm">
          <text:p/>
        </draw:line>
        <draw:line draw:style-name="gr5" draw:text-style-name="P1" draw:layer="layout" svg:x1="16.376cm" svg:y1="8.55cm" svg:x2="16.364cm" svg:y2="7.698cm">
          <text:p/>
        </draw:line>
        <draw:line draw:style-name="gr5" draw:text-style-name="P1" draw:layer="layout" svg:x1="15.476cm" svg:y1="8.55cm" svg:x2="15.464cm" svg:y2="7.698cm">
          <text:p/>
        </draw:line>
        <draw:custom-shape draw:style-name="gr6" draw:text-style-name="P2" draw:layer="layout" svg:width="5.063cm" svg:height="0.235cm" svg:x="13.816cm" svg:y="6.649cm">
          <text:p text:style-name="P6"><text:span text:style-name="T5">Reducer</text:span></text:p>
          <text:p text:style-name="P2"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8" draw:layer="layout" svg:width="1.992cm" svg:height="0.602cm" svg:x="15.803cm" svg:y="6.485cm">
          <draw:text-box>
            <text:p text:style-name="P7"><text:span text:style-name="T5">Reducer</text:span></text:p>
          </draw:text-box>
        </draw:frame>
        <draw:line draw:style-name="gr8" draw:text-style-name="P1" draw:layer="layout" svg:x1="14.991cm" svg:y1="6.258cm" svg:x2="13.416cm" svg:y2="5.662cm">
          <text:p/>
        </draw:line>
        <draw:line draw:style-name="gr8" draw:text-style-name="P1" draw:layer="layout" svg:x1="15.007cm" svg:y1="6.548cm" svg:x2="13.382cm" svg:y2="7.302cm">
          <text:p/>
        </draw:line>
        <draw:custom-shape draw:style-name="gr9" draw:text-style-name="P10" xml:id="id2" draw:id="id2" draw:layer="layout" svg:width="2.54cm" svg:height="0.317cm" svg:x="10.087cm" svg:y="8.42cm">
          <text:p text:style-name="P9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54cm" svg:height="0.317cm" svg:x="10.087cm" svg:y="8.02cm">
          <text:p text:style-name="P9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0.317cm" svg:x="10.087cm" svg:y="7.62cm">
          <text:p text:style-name="P9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4" draw:id="id4" draw:layer="layout" svg:width="2.54cm" svg:height="0.317cm" svg:x="10.087cm" svg:y="6.82cm">
          <text:p text:style-name="P9"><text:span text:style-name="T6">LS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xml:id="id1" draw:id="id1" draw:layer="layout" svg:width="0.663cm" svg:height="0.607cm" svg:x="11.04cm" svg:y="9.255cm">
          <draw:text-box>
            <text:p><text:span text:style-name="T7">x</text:span></text:p>
          </draw:text-box>
        </draw:frame>
        <draw:frame draw:style-name="gr14" draw:text-style-name="P15" xml:id="id3" draw:id="id3" draw:layer="layout" svg:width="1.514cm" svg:height="0.727cm" svg:x="8.817cm" svg:y="9.337cm">
          <draw:text-box>
            <text:p text:style-name="P14"><text:span text:style-name="T6">RNN State</text:span><text:span text:style-name="T6"><text:line-break/></text:span><text:span text:style-name="T6">(previous)</text:span></text:p>
          </draw:text-box>
        </draw:frame>
        <draw:connector draw:style-name="gr15" draw:text-style-name="P1" draw:layer="layout" draw:type="line" svg:x1="11.371cm" svg:y1="9.255cm" svg:x2="11.357cm" svg:y2="8.737cm" draw:start-shape="id1" draw:start-glue-point="0" draw:end-shape="id2" draw:end-glue-point="2" svg:d="M11371 9255l-14-518" svg:viewBox="0 0 15 519">
          <text:p/>
        </draw:connector>
        <draw:connector draw:style-name="gr16" draw:text-style-name="P1" draw:layer="layout" svg:x1="9.574cm" svg:y1="9.337cm" svg:x2="10.087cm" svg:y2="6.978cm" draw:start-shape="id3" draw:start-glue-point="0" draw:end-shape="id4" draw:end-glue-point="3" svg:d="M9574 9337v-2359h513" svg:viewBox="0 0 514 2360">
          <text:p/>
        </draw:connector>
        <draw:custom-shape draw:style-name="gr9" draw:text-style-name="P10" draw:layer="layout" svg:width="2.54cm" svg:height="0.317cm" svg:x="10.087cm" svg:y="7.22cm">
          <text:p text:style-name="P9"><text:span text:style-name="T6">Layer 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54cm" svg:height="0.317cm" svg:x="10.087cm" svg:y="6.42cm">
          <text:p text:style-name="P9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4" draw:text-style-name="P15" xml:id="id5" draw:id="id5" draw:layer="layout" svg:width="1.514cm" svg:height="0.727cm" svg:x="12.517cm" svg:y="4.838cm">
          <draw:text-box>
            <text:p text:style-name="P14"><text:span text:style-name="T6">RNN State</text:span><text:span text:style-name="T6"><text:line-break/></text:span><text:span text:style-name="T6">(next)</text:span></text:p>
          </draw:text-box>
        </draw:frame>
        <draw:connector draw:style-name="gr16" draw:text-style-name="P1" draw:layer="layout" svg:x1="12.627cm" svg:y1="6.978cm" svg:x2="13.274cm" svg:y2="5.565cm" draw:start-shape="id4" draw:start-glue-point="1" draw:end-shape="id5" draw:end-glue-point="2" svg:d="M12627 6978h647v-1413" svg:viewBox="0 0 648 1414">
          <text:p/>
        </draw:connector>
        <draw:custom-shape draw:style-name="gr11" draw:text-style-name="P9" xml:id="id8" draw:id="id8" draw:layer="layout" svg:width="2.54cm" svg:height="0.317cm" svg:x="10.087cm" svg:y="6.02cm">
          <text:p text:style-name="P9"><text:span text:style-name="T6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9" draw:id="id9" draw:layer="layout" svg:width="2.54cm" svg:height="0.317cm" svg:x="10.087cm" svg:y="5.12cm">
          <text:p text:style-name="P9"><text:span text:style-name="T6">Linear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xml:id="id7" draw:id="id7" draw:layer="layout" svg:width="2.54cm" svg:height="0.317cm" svg:x="7.357cm" svg:y="6.462cm">
          <text:p text:style-name="P16"><text:span text:style-name="T8">Saliency model</text:span></text:p>
          <draw:enhanced-geometry svg:viewBox="0 0 21600 21600" draw:type="rectangle" draw:enhanced-path="M 0 0 L 21600 0 21600 21600 0 21600 0 0 Z N"/>
        </draw:custom-shape>
        <draw:frame draw:style-name="gr19" draw:text-style-name="P13" xml:id="id6" draw:id="id6" draw:layer="layout" svg:width="0.858cm" svg:height="0.607cm" svg:x="8.211cm" svg:y="7.298cm">
          <draw:text-box>
            <text:p><text:span text:style-name="T7">f[t]</text:span></text:p>
          </draw:text-box>
        </draw:frame>
        <draw:connector draw:style-name="gr15" draw:text-style-name="P1" draw:layer="layout" draw:type="line" svg:x1="8.64cm" svg:y1="7.298cm" svg:x2="8.627cm" svg:y2="6.779cm" draw:start-shape="id6" draw:start-glue-point="0" draw:end-shape="id7" draw:end-glue-point="2" svg:d="M8640 7298l-13-519" svg:viewBox="0 0 14 520">
          <text:p/>
        </draw:connector>
        <draw:connector draw:style-name="gr15" draw:text-style-name="P1" draw:layer="layout" draw:type="line" svg:x1="11.357cm" svg:y1="6.02cm" svg:x2="11.357cm" svg:y2="5.437cm" draw:start-shape="id8" draw:start-glue-point="0" draw:end-shape="id9" draw:end-glue-point="2" svg:d="M11357 6020v-583" svg:viewBox="0 0 1 584">
          <text:p/>
        </draw:connector>
        <draw:connector draw:style-name="gr16" draw:text-style-name="P1" draw:layer="layout" draw:line-skew="-1.68cm" svg:x1="7.96cm" svg:y1="5.967cm" svg:x2="11.323cm" svg:y2="5.783cm" svg:d="M7960 5967h2v-184h3361" svg:viewBox="0 0 3364 185">
          <text:p/>
        </draw:connector>
        <draw:frame draw:style-name="gr20" draw:text-style-name="P13" draw:layer="layout" svg:width="3.011cm" svg:height="0.607cm" svg:x="14.919cm" svg:y="8.631cm">
          <draw:text-box>
            <text:p><text:span text:style-name="T7">f[t-2] <text:s text:c="2"/>f[t-1] <text:s text:c="3"/>f[t]</text:span></text:p>
          </draw:text-box>
        </draw:frame>
        <draw:frame draw:style-name="gr14" draw:text-style-name="P15" draw:layer="layout" svg:width="1.514cm" svg:height="0.523cm" svg:x="9.817cm" svg:y="5.339cm">
          <draw:text-box>
            <text:p text:style-name="P14"><text:span text:style-name="T6">concat</text:span></text:p>
          </draw:text-box>
        </draw:frame>
        <draw:custom-shape draw:style-name="gr10" draw:text-style-name="P11" draw:layer="layout" svg:width="2.54cm" svg:height="0.317cm" svg:x="7.357cm" svg:y="6.063cm">
          <text:p text:style-name="P9"><text:span text:style-name="T6">Linear</text:span>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0.93cm" svg:height="0.607cm" svg:x="8.211cm" svg:y="5.199cm">
          <draw:text-box>
            <text:p><text:span text:style-name="T7">s[t]</text:span></text:p>
          </draw:text-box>
        </draw:frame>
        <draw:custom-shape draw:style-name="gr21" draw:text-style-name="P18" draw:layer="layout" svg:width="2.54cm" svg:height="0.317cm" svg:x="15.087cm" svg:y="6.22cm">
          <text:p text:style-name="P9"><text:span text:style-name="T6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layout" draw:type="line" svg:x1="11.357cm" svg:y1="5.12cm" svg:x2="11.359cm" svg:y2="4.696cm" draw:start-shape="id9" draw:start-glue-point="0" svg:d="M11357 5120l2-424" svg:viewBox="0 0 3 425">
          <text:p/>
        </draw:connector>
        <draw:frame draw:style-name="gr1" draw:text-style-name="P1" draw:layer="layout" svg:width="4.51cm" svg:height="0.635cm" svg:x="14.117cm" svg:y="5.044cm">
          <draw:image xlink:href="Pictures/10000000000003E8000000BFC40C4312FFB32508.jpg" xlink:type="simple" xlink:show="embed" xlink:actuate="onLoad" draw:mime-type="image/jpeg">
            <text:p/>
          </draw:image>
        </draw:frame>
        <draw:custom-shape draw:style-name="gr22" draw:text-style-name="P19" draw:layer="layout" svg:width="1.032cm" svg:height="0.735cm" svg:x="16.795cm" svg:y="4.992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.132cm" svg:height="0.74cm" svg:x="16.775cm" svg:y="5.035cm">
          <draw:text-box>
            <text:p><text:span text:style-name="T9">0/1</text:span></text:p>
          </draw:text-box>
        </draw:frame>
        <draw:connector draw:style-name="gr15" draw:text-style-name="P1" draw:layer="layout" draw:type="line" svg:x1="17.175cm" svg:y1="6.18cm" svg:x2="17.168cm" svg:y2="5.716cm" svg:d="M17175 6180l-7-464" svg:viewBox="0 0 8 4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TeX Gyre DejaVu Math" svg:font-family="'TeX Gyre DejaVu Math'" style:font-pitch="variable"/>
    <style:font-face style:name="TeX Gyre DejaVu Math1" svg:font-family="'TeX Gyre DejaVu Math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a6099" draw:opacity="43%" draw:textarea-horizontal-align="justify" fo:padding-top="0.125cm" fo:padding-bottom="0.125cm" fo:padding-left="0.25cm" fo:padding-right="0.25cm" draw:shadow="hidden" draw:shadow-offset-x="0.102cm" draw:shadow-offset-y="0.10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1" draw:fill-hatch-name="Red_20_90_20_Degrees_20_Crossed_20_1" draw:fill-image-name="Bitmap_20_1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4T14:07:40.546965659</meta:creation-date>
    <dc:date>2022-12-02T15:15:59.816631922</dc:date>
    <meta:editing-duration>PT9H44M49S</meta:editing-duration>
    <meta:editing-cycles>54</meta:editing-cycles>
    <meta:generator>LibreOffice/7.0.4.2$Linux_X86_64 LibreOffice_project/00$Build-2</meta:generator>
    <meta:document-statistic meta:object-count="40"/>
  </office:meta>
</office:document-meta>
</file>